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8681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opalnia_DATASIZE_200_KNN_1_distanceAlgorithm_STATISTICS_Algorithms_MAGNETIC</text:p>
          </table:table-cell>
          <table:table-cell/>
        </table:table-row>
        <table:table-row table:style-name="ro2">
          <table:table-cell table:style-name="ce2" office:value-type="string" table:number-columns-spanned="2" table:number-rows-spanned="1">
            <text:p>MEAN</text:p>
          </table:table-cell>
          <table:covered-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style-name="ce2" office:value-type="string" table:number-columns-spanned="2" table:number-rows-spanned="1">
            <text:p>MAX</text:p>
          </table:table-cell>
          <table:covered-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style-name="ce2" office:value-type="string" table:number-columns-spanned="2" table:number-rows-spanned="1">
            <text:p>MIN</text:p>
          </table:table-cell>
          <table:covered-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2" office:value-type="string" table:number-columns-spanned="2" table:number-rows-spanned="1">
            <text:p>MEDIANA</text:p>
          </table:table-cell>
          <table:covered-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2" office:value-type="string" table:number-columns-spanned="2" table:number-rows-spanned="1">
            <text:p>MODE</text:p>
          </table:table-cell>
          <table:covered-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2" office:value-type="string" table:number-columns-spanned="2" table:number-rows-spanned="1">
            <text:p>PERCENTILE-10</text:p>
          </table:table-cell>
          <table:covered-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2" office:value-type="string" table:number-columns-spanned="2" table:number-rows-spanned="1">
            <text:p>PERCENTILE-20</text:p>
          </table:table-cell>
          <table:covered-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2" office:value-type="string" table:number-columns-spanned="2" table:number-rows-spanned="1">
            <text:p>PERCENTILE-50</text:p>
          </table:table-cell>
          <table:covered-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2" office:value-type="string" table:number-columns-spanned="2" table:number-rows-spanned="1">
            <text:p>PERCENTILE-70</text:p>
          </table:table-cell>
          <table:covered-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2" office:value-type="string" table:number-columns-spanned="2" table:number-rows-spanned="1">
            <text:p>PERCENTILE-90</text:p>
          </table:table-cell>
          <table:covered-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opalnia_DATASIZE_200_KNN_1_distanceAlgorithm_STATISTICS_Algorithms_RSSI</text:p>
          </table:table-cell>
          <table:table-cell/>
        </table:table-row>
        <table:table-row table:style-name="ro2">
          <table:table-cell table:style-name="ce2" office:value-type="string" table:number-columns-spanned="2" table:number-rows-spanned="1">
            <text:p>MEAN</text:p>
          </table:table-cell>
          <table:covered-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8">
            <text:p>18</text:p>
          </table:table-cell>
        </table:table-row>
        <table:table-row table:style-name="ro2">
          <table:table-cell table:style-name="ce2" office:value-type="string" table:number-columns-spanned="2" table:number-rows-spanned="1">
            <text:p>MAX</text:p>
          </table:table-cell>
          <table:covered-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string" table:number-columns-spanned="2" table:number-rows-spanned="1">
            <text:p>MIN</text:p>
          </table:table-cell>
          <table:covered-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2" office:value-type="string" table:number-columns-spanned="2" table:number-rows-spanned="1">
            <text:p>MEDIANA</text:p>
          </table:table-cell>
          <table:covered-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2" office:value-type="string" table:number-columns-spanned="2" table:number-rows-spanned="1">
            <text:p>MODE</text:p>
          </table:table-cell>
          <table:covered-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2" office:value-type="string" table:number-columns-spanned="2" table:number-rows-spanned="1">
            <text:p>PERCENTILE-10</text:p>
          </table:table-cell>
          <table:covered-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2" office:value-type="string" table:number-columns-spanned="2" table:number-rows-spanned="1">
            <text:p>PERCENTILE-20</text:p>
          </table:table-cell>
          <table:covered-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2" office:value-type="string" table:number-columns-spanned="2" table:number-rows-spanned="1">
            <text:p>PERCENTILE-50</text:p>
          </table:table-cell>
          <table:covered-table-cell/>
        </table:table-row>
        <table:table-row table:style-name="ro2">
          <table:table-cell table:style-name="ce2" table:number-columns-spanned="2" table:number-rows-spanned="1"/>
          <table:covered-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2" office:value-type="string" table:number-columns-spanned="2" table:number-rows-spanned="1">
            <text:p>PERCENTILE-70</text:p>
          </table:table-cell>
          <table:covered-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2" office:value-type="string" table:number-columns-spanned="2" table:number-rows-spanned="1">
            <text:p>PERCENTILE-90</text:p>
          </table:table-cell>
          <table:covered-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7T21:48:11</dc:date>
    <dc:creator>mike </dc:creator>
    <meta:document-statistic meta:table-count="1" meta:cell-count="102" meta:object-count="0"/>
    <meta:generator>LibreOffice/3.5$Linux_X86_64 LibreOffice_project/350m1$Build-2</meta:generator>
  </office:meta>
</office:document-meta>
</file>